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e0021" draw:opacity-name="Transparency_20_1" draw:textarea-horizontal-align="justify" draw:textarea-vertical-align="middle" draw:auto-grow-height="false" fo:min-height="8.166cm" fo:min-width="5.652cm"/>
    </style:style>
    <style:style style:name="gr2" style:family="graphic" style:parent-style-name="standard">
      <style:graphic-properties draw:fill-color="#cc9900" draw:opacity-name="Transparency_20_1" draw:textarea-horizontal-align="justify" draw:textarea-vertical-align="middle" draw:auto-grow-height="false" fo:min-height="9.368cm" fo:min-width="4.914cm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2.05cm" fo:min-width="4.3cm"/>
    </style:style>
    <style:style style:name="gr4" style:family="graphic" style:parent-style-name="standard">
      <style:graphic-properties draw:fill-color="#00ff66" draw:textarea-horizontal-align="justify" draw:textarea-vertical-align="middle" draw:auto-grow-height="false" fo:min-height="1.35cm" fo:min-width="4.3cm"/>
    </style:style>
    <style:style style:name="gr5" style:family="graphic" style:parent-style-name="standard">
      <style:graphic-properties draw:fill-color="#00ff66" draw:textarea-horizontal-align="justify" draw:textarea-vertical-align="middle" draw:auto-grow-height="false" fo:min-height="1.25cm" fo:min-width="2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6666" draw:textarea-horizontal-align="justify" draw:textarea-vertical-align="middle" draw:auto-grow-height="false" fo:min-height="2.15cm" fo:min-width="3.5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6666ff" draw:fill="none" draw:textarea-vertical-align="middle"/>
    </style:style>
    <style:style style:name="gr12" style:family="graphic" style:parent-style-name="standard">
      <style:graphic-properties draw:fill-color="#00ff66" draw:textarea-horizontal-align="justify" draw:textarea-vertical-align="middle" draw:auto-grow-height="false" fo:min-height="1.15cm" fo:min-width="2.8cm"/>
    </style:style>
    <style:style style:name="gr13" style:family="graphic" style:parent-style-name="standard">
      <style:graphic-properties draw:fill-color="#00ff66" draw:textarea-horizontal-align="justify" draw:textarea-vertical-align="middle" draw:auto-grow-height="false" fo:min-height="1.45cm" fo:min-width="3.2cm"/>
    </style:style>
    <style:style style:name="gr14" style:family="graphic" style:parent-style-name="standard">
      <style:graphic-properties draw:fill-color="#00ff66" draw:textarea-horizontal-align="justify" draw:textarea-vertical-align="middle" draw:auto-grow-height="false" fo:min-height="1.145cm" fo:min-width="3.616cm"/>
    </style:style>
    <style:style style:name="gr15" style:family="graphic" style:parent-style-name="objectwithoutfill">
      <style:graphic-properties draw:stroke="none" draw:fill="none" draw:textarea-vertical-align="middle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2.45cm" fo:min-width="3.275cm"/>
    </style:style>
    <style:style style:name="gr17" style:family="graphic" style:parent-style-name="objectwithoutfill">
      <style:graphic-properties draw:stroke="none" draw:fill="none" draw:textarea-vertical-align="middle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2.45cm" fo:min-width="3.9cm"/>
    </style:style>
    <style:style style:name="gr19" style:family="graphic" style:parent-style-name="standard">
      <style:graphic-properties draw:fill-color="#7e0021" draw:textarea-horizontal-align="justify" draw:textarea-vertical-align="middle" draw:auto-grow-height="false" fo:min-height="1.948cm" fo:min-width="5.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1" style:family="graphic" style:parent-style-name="standard">
      <style:graphic-properties draw:fill-color="#7e0021" draw:textarea-horizontal-align="justify" draw:textarea-vertical-align="middle" draw:auto-grow-height="false" fo:min-height="2.45cm" fo:min-width="5.8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5cm" fo:min-width="5.8cm" draw:shadow="hidden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linecap="round" draw:fill-color="#83caff" draw:textarea-horizontal-align="justify" draw:textarea-vertical-align="middle" draw:auto-grow-height="false" fo:min-height="1.551cm" fo:min-width="3.6cm"/>
    </style:style>
    <style:style style:name="gr25" style:family="graphic" style:parent-style-name="objectwithoutfill">
      <style:graphic-properties svg:stroke-color="#6666ff" draw:marker-end="Arrow" draw:marker-end-width="0.3cm" draw:fill="solid" draw:fill-color="#729fcf" draw:textarea-vertical-align="middle"/>
    </style:style>
    <style:style style:name="gr26" style:family="graphic" style:parent-style-name="objectwithoutfill">
      <style:graphic-properties svg:stroke-color="#6666ff" draw:fill="solid" draw:fill-color="#729fcf" draw:textarea-vertical-align="middle"/>
    </style:style>
    <style:style style:name="gr27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28" style:family="graphic" style:parent-style-name="objectwithoutfill">
      <style:graphic-properties draw:stroke="solid" draw:stroke-dash="Ultrafine_20_2_20_Dots_20_3_20_Dashes" svg:stroke-color="#6666ff" draw:marker-start="Arrow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stroke="dash" draw:stroke-dash="Ultrafine_20_Dashed" svg:stroke-color="#0066cc" draw:marker-end="Arrow" draw:marker-end-width="0.4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</style:style>
    <style:style style:name="gr31" style:family="graphic" style:parent-style-name="standard">
      <style:graphic-properties svg:stroke-linecap="round" draw:fill-color="#83caff" draw:textarea-horizontal-align="justify" draw:textarea-vertical-align="middle" draw:auto-grow-height="false" fo:min-height="0.85cm" fo:min-width="2.1cm"/>
    </style:style>
    <style:style style:name="gr32" style:family="graphic" style:parent-style-name="standard">
      <style:graphic-properties svg:stroke-linecap="round" draw:fill-color="#83caff" draw:textarea-horizontal-align="justify" draw:textarea-vertical-align="middle" draw:auto-grow-height="false" fo:min-height="0.851cm" fo:min-width="2.5cm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1.024cm" fo:min-width="1.268cm"/>
    </style:style>
    <style:style style:name="gr36" style:family="graphic" style:parent-style-name="standard">
      <style:graphic-properties draw:fill-color="#7e0021" draw:opacity-name="Transparency_20_1" draw:textarea-horizontal-align="justify" draw:textarea-vertical-align="middle" draw:auto-grow-height="false" fo:min-height="7.264cm" fo:min-width="4.168cm"/>
    </style:style>
    <style:style style:name="gr37" style:family="graphic" style:parent-style-name="standard">
      <style:graphic-properties draw:fill-color="#cc9900" draw:textarea-horizontal-align="justify" draw:textarea-vertical-align="middle" draw:auto-grow-height="false" fo:min-height="2.45cm" fo:min-width="3.5cm"/>
    </style:style>
    <style:style style:name="gr38" style:family="graphic" style:parent-style-name="standard">
      <style:graphic-properties draw:fill-color="#cc9900" draw:textarea-horizontal-align="justify" draw:textarea-vertical-align="middle" draw:auto-grow-height="false" fo:min-height="2.45cm" fo:min-width="3.8cm"/>
    </style:style>
    <style:style style:name="gr39" style:family="graphic" style:parent-style-name="standard">
      <style:graphic-properties draw:fill-color="#7e0021" draw:textarea-horizontal-align="justify" draw:textarea-vertical-align="middle" draw:auto-grow-height="false" fo:min-height="1.948cm" fo:min-width="3.276cm"/>
    </style:style>
    <style:style style:name="gr40" style:family="graphic" style:parent-style-name="standard">
      <style:graphic-properties draw:fill-color="#7e0021" draw:textarea-horizontal-align="justify" draw:textarea-vertical-align="middle" draw:auto-grow-height="false" fo:min-height="1.948cm" fo:min-width="2.842cm"/>
    </style:style>
    <style:style style:name="gr41" style:family="graphic" style:parent-style-name="standard">
      <style:graphic-properties draw:fill-color="#7e0021" draw:textarea-horizontal-align="justify" draw:textarea-vertical-align="middle" draw:auto-grow-height="false" fo:min-height="1.948cm" fo:min-width="2.8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normal" style:font-weight-complex="normal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text-properties fo:color="#ffffff" fo:font-weight="bold"/>
    </style:style>
    <style:style style:name="P6" style:family="paragraph">
      <style:paragraph-properties fo:text-align="center"/>
      <style:text-properties fo:font-size="16pt" fo:font-weight="bold" style:font-weight-asian="normal" style:font-weight-complex="normal"/>
    </style:style>
    <style:style style:name="P7" style:family="paragraph">
      <style:paragraph-properties fo:text-align="center"/>
      <style:text-properties fo:font-weight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/>
    </style:style>
    <style:style style:name="T3" style:family="text">
      <style:text-properties fo:color="#ffffff" fo:font-weight="bold"/>
    </style:style>
    <style:style style:name="T4" style:family="text">
      <style:text-properties fo:font-size="16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2" draw:id="id12" draw:layer="layout" svg:width="8.7cm" svg:height="11.9cm" svg:x="19.5cm" svg:y="0.3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7.654cm" svg:height="13.6cm" svg:x="7.94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3cm" svg:x="7.1cm" svg:y="24.3cm">
          <text:p text:style-name="P1">Reserv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3cm" svg:x="7.099cm" svg:y="21.767cm">
          <text:p text:style-name="P1">outro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8cm" svg:height="1.6cm" svg:x="1cm" svg:y="8.4cm">
          <text:p text:style-name="P1">Tecidos lenhosos</text:p>
          <text:p text:style-name="P1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3.3cm" svg:height="1.5cm" svg:x="2.5cm" svg:y="13.3cm">
          <text:p text:style-name="P1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curve" svg:x1="7cm" svg:y1="6.45cm" svg:x2="9.537cm" svg:y2="4.526cm" draw:start-shape="id1" draw:start-glue-point="1" svg:d="M7000 6450c2278 0 1010-1924 2537-1924" svg:viewBox="0 0 2538 1925">
          <text:p/>
        </draw:connector>
        <draw:connector draw:style-name="gr6" draw:text-style-name="P1" draw:layer="layout" draw:type="curve" svg:x1="5.8cm" svg:y1="11.391cm" svg:x2="8.8cm" svg:y2="7.75cm" draw:start-shape="id2" draw:start-glue-point="1" draw:end-shape="id3" draw:end-glue-point="3" svg:d="M5800 11391c2250 0 750-3641 3000-3641" svg:viewBox="0 0 3001 3642">
          <text:p/>
        </draw:connector>
        <draw:connector draw:style-name="gr6" draw:text-style-name="P1" draw:layer="layout" draw:type="curve" svg:x1="5.8cm" svg:y1="9.2cm" svg:x2="9.8cm" svg:y2="11.45cm" draw:start-shape="id4" draw:start-glue-point="1" draw:end-shape="id5" draw:end-glue-point="3" svg:d="M5800 9200c3000 0 1000 2250 4000 2250" svg:viewBox="0 0 4001 2251">
          <text:p/>
        </draw:connector>
        <draw:connector draw:style-name="gr6" draw:text-style-name="P1" draw:layer="layout" draw:type="curve" svg:x1="5.8cm" svg:y1="11.391cm" svg:x2="9.8cm" svg:y2="11.45cm" draw:start-shape="id2" draw:start-glue-point="1" draw:end-shape="id5" draw:end-glue-point="3" svg:d="M5800 11391c3000 0 1000 59 4000 59" svg:viewBox="0 0 4001 60">
          <text:p/>
        </draw:connector>
        <draw:connector draw:style-name="gr6" draw:text-style-name="P1" draw:layer="layout" draw:type="curve" svg:x1="5.8cm" svg:y1="14.05cm" svg:x2="9.8cm" svg:y2="11.45cm" draw:start-shape="id6" draw:start-glue-point="1" draw:end-shape="id5" draw:end-glue-point="3" svg:d="M5800 14050c3000 0 1000-2600 4000-2600" svg:viewBox="0 0 4001 2601">
          <text:p/>
        </draw:connector>
        <draw:g xml:id="id10" draw:id="id10">
          <draw:custom-shape draw:style-name="gr7" draw:text-style-name="P2" draw:layer="layout" svg:width="4cm" svg:height="2.4cm" svg:x="6.7cm" svg:y="15.4cm">
            <text:p text:style-name="P1"><text:span text:style-name="T1">N inorgânico</text:span></text:p>
            <draw:enhanced-geometry svg:viewBox="0 0 21600 21600" draw:type="rectangle" draw:enhanced-path="M 0 0 L 21600 0 21600 21600 0 21600 0 0 Z N"/>
          </draw:custom-shape>
          <draw:g>
            <draw:line draw:style-name="gr8" draw:text-style-name="P1" draw:layer="layout" svg:x1="6.846cm" svg:y1="17.6cm" svg:x2="6.846cm" svg:y2="18.6cm">
              <text:p/>
            </draw:line>
            <draw:line draw:style-name="gr9" draw:text-style-name="P1" draw:layer="layout" svg:x1="6.7cm" svg:y1="18.7cm" svg:x2="7cm" svg:y2="18.7cm">
              <text:p/>
            </draw:line>
            <draw:line draw:style-name="gr9" draw:text-style-name="P1" draw:layer="layout" svg:x1="6.728cm" svg:y1="18.8cm" svg:x2="6.982cm" svg:y2="18.8cm">
              <text:p/>
            </draw:line>
            <draw:line draw:style-name="gr9" draw:text-style-name="P1" draw:layer="layout" svg:x1="6.746cm" svg:y1="18.9cm" svg:x2="6.946cm" svg:y2="18.9cm">
              <text:p/>
            </draw:line>
          </draw:g>
        </draw:g>
        <draw:g>
          <draw:line draw:style-name="gr10" draw:text-style-name="P1" draw:layer="layout" svg:x1="-4.9cm" svg:y1="16.947cm" svg:x2="-3.9cm" svg:y2="16.947cm">
            <text:p/>
          </draw:line>
          <draw:line draw:style-name="gr11" draw:text-style-name="P1" draw:layer="layout" svg:x1="-3.8cm" svg:y1="16.801cm" svg:x2="-3.8cm" svg:y2="17.101cm">
            <text:p/>
          </draw:line>
          <draw:line draw:style-name="gr11" draw:text-style-name="P1" draw:layer="layout" svg:x1="-3.7cm" svg:y1="16.829cm" svg:x2="-3.7cm" svg:y2="17.083cm">
            <text:p/>
          </draw:line>
          <draw:line draw:style-name="gr11" draw:text-style-name="P1" draw:layer="layout" svg:x1="-3.6cm" svg:y1="16.847cm" svg:x2="-3.6cm" svg:y2="17.047cm">
            <text:p/>
          </draw:line>
        </draw:g>
        <draw:custom-shape draw:style-name="gr12" draw:text-style-name="P1" xml:id="id7" draw:id="id7" draw:layer="layout" svg:width="3.3cm" svg:height="1.4cm" svg:x="4cm" svg:y="0.4cm">
          <text:p text:style-name="P1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" draw:id="id1" draw:layer="layout" svg:width="3.7cm" svg:height="1.7cm" svg:x="3.3cm" svg:y="5.6cm">
          <text:p text:style-name="P1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4.116cm" svg:height="1.395cm" svg:x="2.484cm" svg:y="11cm">
          <text:p text:style-name="P1">Tecidos lenhosos</text:p>
          <text:p text:style-name="P1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xml:id="id2" draw:id="id2" draw:layer="layout" svg:x1="5.8cm" svg:y1="10.291cm" svg:x2="5.8cm" svg:y2="12.491cm">
          <text:p text:style-name="P1"><text:s/></text:p>
        </draw:line>
        <draw:custom-shape draw:style-name="gr16" draw:text-style-name="P1" xml:id="id18" draw:id="id18" draw:layer="layout" svg:width="3.775cm" svg:height="2.7cm" svg:x="9.661cm" svg:y="2.83cm">
          <text:p text:style-name="P1">Metabólica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9.6cm" svg:y1="2.942cm" svg:x2="9.6cm" svg:y2="5.342cm">
          <text:p/>
        </draw:line>
        <draw:g xml:id="id3" draw:id="id3">
          <draw:custom-shape draw:style-name="gr18" draw:text-style-name="P3" xml:id="id8" draw:id="id8" draw:layer="layout" svg:width="4.4cm" svg:height="2.7cm" svg:x="8.8cm" svg:y="6.4cm">
            <text:p text:style-name="P1"><text:span text:style-name="T1">Estrutural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8" draw:text-style-name="P1" draw:layer="layout" svg:width="4.4cm" svg:height="2.7cm" svg:x="9.8cm" svg:y="10.1cm">
            <text:p text:style-name="P1">Resíduos lenhosos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9" draw:text-style-name="P4" draw:layer="layout" svg:width="6.3cm" svg:height="2.198cm" svg:x="20.659cm" svg:y="7.888cm">
            <text:p text:style-name="P1"><text:span text:style-name="T2">MOS Passiva</text:span></text:p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2.216cm" svg:height="1.361cm" svg:x="25.059cm" svg:y="9.492cm">
            <draw:text-box>
              <text:p><text:span text:style-name="T3">C: N: P</text:span></text:p>
            </draw:text-box>
          </draw:frame>
        </draw:g>
        <draw:g>
          <draw:custom-shape draw:style-name="gr19" draw:text-style-name="P6" draw:layer="layout" svg:width="6.3cm" svg:height="2.198cm" svg:x="20.642cm" svg:y="5.296cm">
            <text:p text:style-name="P1"><text:span text:style-name="T4">MOS Ativa</text:span></text:p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2.2cm" svg:height="1.361cm" svg:x="24.894cm" svg:y="6.791cm">
            <draw:text-box>
              <text:p><text:span text:style-name="T3">C: N: P</text:span></text:p>
            </draw:text-box>
          </draw:frame>
        </draw:g>
        <draw:g>
          <draw:g>
            <draw:path draw:style-name="gr21" draw:text-style-name="P6" draw:layer="layout" svg:width="6.299cm" svg:height="2.399cm" svg:x="20.653cm" svg:y="2.494cm" svg:viewBox="0 0 6300 2400" svg:d="M0 2400c0-800 0-1600 0-2400 2100 0 4200 0 6300 0 0 800 0 1600 0 2400-2100 0-4200 0-6300 0z">
              <text:p/>
            </draw:path>
            <draw:path draw:style-name="gr22" draw:text-style-name="P6" draw:layer="layout" svg:width="0.299cm" svg:height="0.344cm" svg:x="21.15cm" svg:y="3.522cm" svg:viewBox="0 0 300 345" svg:d="M300 248c0 30-13 54-38 71s-60 26-105 26h-157v-345h141c91 0 136 28 136 84 0 20-6 37-19 51s-31 23-54 28c31 3 54 12 71 28 17 15 25 34 25 57zM225 89c0-18-8-32-22-40s-35-12-62-12h-88v110h88c28 0 49-5 63-14 14-10 21-24 21-44zM247 244c0-41-32-61-96-61h-98v125h102c32 0 55-6 70-16 15-11 22-27 22-48z">
              <text:p/>
            </draw:path>
            <draw:path draw:style-name="gr22" draw:text-style-name="P6" draw:layer="layout" svg:width="0.049cm" svg:height="0.363cm" svg:x="21.518cm" svg:y="3.5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66cm" svg:height="0.274cm" svg:x="21.631cm" svg:y="3.5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22" draw:text-style-name="P6" draw:layer="layout" svg:width="0.394cm" svg:height="0.268cm" svg:x="21.958cm" svg:y="3.598cm" svg:viewBox="0 0 395 269" svg:d="M174 269v-167c0-26-4-44-12-54-8-9-22-14-42-14-22 0-38 7-51 21-12 15-18 35-18 61v153h-49v-208c0-31-1-50-2-57h47c0 1 0 3 0 7 1 4 1 8 1 13 0 4 1 13 1 26h1c11-19 23-32 36-39 14-7 31-11 51-11 23 0 40 4 53 12 14 8 23 21 28 38h1c10-18 22-30 37-38s32-12 53-12c30 0 52 7 66 22 14 14 20 38 20 71v176h-49v-167c0-26-4-44-12-54-7-9-22-14-42-14-22 0-39 7-51 21s-18 35-18 61v153z">
              <text:p/>
            </draw:path>
            <draw:path draw:style-name="gr22" draw:text-style-name="P6" draw:layer="layout" svg:width="0.289cm" svg:height="0.274cm" svg:x="22.414cm" svg:y="3.5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245cm" svg:height="0.274cm" svg:x="22.719cm" svg:y="3.5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22" draw:text-style-name="P6" draw:layer="layout" svg:width="0.245cm" svg:height="0.274cm" svg:x="23.003cm" svg:y="3.5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22" draw:text-style-name="P6" draw:layer="layout" svg:width="0.289cm" svg:height="0.274cm" svg:x="23.294cm" svg:y="3.5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376cm" svg:height="0.344cm" svg:x="23.787cm" svg:y="3.522cm" svg:viewBox="0 0 377 345" svg:d="M330 345v-230c0-26 1-50 3-74-9 30-18 52-25 69l-100 235h-37l-102-235-15-42-9-27 1 28 1 46v230h-47v-345h69l103 239c4 10 8 20 11 31s6 19 7 24c1-7 4-16 9-30 5-13 8-21 10-25l101-239h67v345z">
              <text:p/>
            </draw:path>
            <draw:path draw:style-name="gr22" draw:text-style-name="P6" draw:layer="layout" svg:width="0.049cm" svg:height="0.363cm" svg:x="24.248cm" svg:y="3.5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42cm" svg:height="0.274cm" svg:x="24.361cm" svg:y="3.598cm" svg:viewBox="0 0 243 275" svg:d="M52 136c0 35 6 62 19 79 12 17 31 25 56 25 18 0 32-4 44-13 12-8 19-21 22-39l50 3c-4 26-16 46-36 61-21 15-47 23-79 23-41 0-73-12-95-35-22-24-33-58-33-103 0-44 11-78 33-102 22-23 54-35 95-35 30 0 56 7 76 21s32 34 38 58l-51 4c-3-15-10-27-20-35-10-9-25-13-45-13-26 0-45 7-57 23-11 15-17 42-17 78z">
              <text:p/>
            </draw:path>
            <draw:path draw:style-name="gr22" draw:text-style-name="P6" draw:layer="layout" svg:width="0.14cm" svg:height="0.268cm" svg:x="24.659cm" svg:y="3.598cm" svg:viewBox="0 0 141 269" svg:d="M2 269v-203c0-18-1-39-2-62h47c1 31 2 49 2 55h1c8-23 17-38 27-47 11-8 25-12 44-12 7 0 13 1 20 2v41c-6-2-15-3-26-3-21 0-37 8-48 24-10 16-16 38-16 68v137z">
              <text:p/>
            </draw:path>
            <draw:path draw:style-name="gr22" draw:text-style-name="P6" draw:layer="layout" svg:width="0.266cm" svg:height="0.274cm" svg:x="24.831cm" svg:y="3.5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22" draw:text-style-name="P6" draw:layer="layout" svg:width="0.253cm" svg:height="0.368cm" svg:x="25.157cm" svg:y="3.503cm" svg:viewBox="0 0 254 369" svg:d="M254 230c0 93-37 139-110 139-22 0-41-4-56-11s-27-19-37-35c0 5-1 13-1 23-1 10-2 16-2 18h-48c1-9 2-27 2-55v-309h49v104c0 11 0 23-1 38h1c9-17 22-29 37-37 15-7 34-11 56-11 38 0 66 11 83 34 18 23 27 57 27 102zM202 232c0-38-6-64-17-80s-29-24-53-24c-28 0-49 8-62 25-12 17-19 44-19 81 0 35 6 61 19 77 12 17 33 25 61 25 25 0 43-8 54-25 11-16 17-43 17-79z">
              <text:p/>
            </draw:path>
            <draw:path draw:style-name="gr22" draw:text-style-name="P6" draw:layer="layout" svg:width="0.049cm" svg:height="0.363cm" svg:x="25.472cm" svg:y="3.5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89cm" svg:height="0.274cm" svg:x="25.585cm" svg:y="3.5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239cm" svg:height="0.268cm" svg:x="25.912cm" svg:y="3.598cm" svg:viewBox="0 0 240 269" svg:d="M190 269v-167c0-18-2-31-6-41s-10-17-18-21c-9-4-21-6-38-6-23 0-42 7-56 22-14 14-21 34-21 60v153h-49v-208c0-31-1-50-2-57h47c0 1 0 3 0 7 1 4 1 8 1 13 0 4 1 13 1 26h1c11-18 24-31 39-39 15-7 34-11 56-11 33 0 57 7 72 22 15 14 23 38 23 71v176z">
              <text:p/>
            </draw:path>
            <draw:path draw:style-name="gr22" draw:text-style-name="P6" draw:layer="layout" svg:width="0.289cm" svg:height="0.274cm" svg:x="26.211cm" svg:y="3.5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</draw:g>
          <draw:frame draw:style-name="gr20" draw:text-style-name="P5" draw:layer="layout" svg:width="2.2cm" svg:height="1.361cm" svg:x="24.953cm" svg:y="4.194cm">
            <draw:text-box>
              <text:p><text:span text:style-name="T3">C: N: P</text:span></text:p>
            </draw:text-box>
          </draw:frame>
        </draw:g>
        <draw:g>
          <draw:line draw:style-name="gr6" draw:text-style-name="P1" draw:layer="layout" svg:x1="-4.9cm" svg:y1="16.347cm" svg:x2="-3.9cm" svg:y2="16.347cm">
            <text:p/>
          </draw:line>
          <draw:line draw:style-name="gr23" draw:text-style-name="P1" draw:layer="layout" svg:x1="-3.8cm" svg:y1="16.201cm" svg:x2="-3.8cm" svg:y2="16.501cm">
            <text:p/>
          </draw:line>
          <draw:line draw:style-name="gr23" draw:text-style-name="P1" draw:layer="layout" svg:x1="-3.7cm" svg:y1="16.229cm" svg:x2="-3.7cm" svg:y2="16.483cm">
            <text:p/>
          </draw:line>
          <draw:line draw:style-name="gr23" draw:text-style-name="P1" draw:layer="layout" svg:x1="-3.6cm" svg:y1="16.247cm" svg:x2="-3.6cm" svg:y2="16.447cm">
            <text:p/>
          </draw:line>
        </draw:g>
        <draw:g xml:id="id16" draw:id="id16">
          <draw:custom-shape draw:style-name="gr24" draw:text-style-name="P2" xml:id="id11" draw:id="id11" draw:layer="layout" svg:width="4.1cm" svg:height="1.801cm" svg:x="8.9cm" svg:y="18.1cm">
            <text:p text:style-name="P1"><text:span text:style-name="T1">P lábil</text:span></text:p>
            <draw:enhanced-geometry svg:viewBox="0 0 21600 21600" draw:type="rectangle" draw:enhanced-path="M 0 0 L 21600 0 21600 21600 0 21600 0 0 Z N"/>
          </draw:custom-shape>
          <draw:g>
            <draw:g>
              <draw:line draw:style-name="gr25" draw:text-style-name="P1" draw:layer="layout" svg:x1="9.154cm" svg:y1="19.7cm" svg:x2="9.154cm" svg:y2="20.7cm">
                <text:p/>
              </draw:line>
              <draw:line draw:style-name="gr26" draw:text-style-name="P1" draw:layer="layout" svg:x1="9.3cm" svg:y1="20.8cm" svg:x2="9cm" svg:y2="20.8cm">
                <text:p/>
              </draw:line>
              <draw:line draw:style-name="gr26" draw:text-style-name="P1" draw:layer="layout" svg:x1="9.272cm" svg:y1="20.9cm" svg:x2="9.018cm" svg:y2="20.9cm">
                <text:p/>
              </draw:line>
              <draw:line draw:style-name="gr26" draw:text-style-name="P1" draw:layer="layout" svg:x1="9.254cm" svg:y1="21cm" svg:x2="9.054cm" svg:y2="21cm">
                <text:p/>
              </draw:line>
            </draw:g>
          </draw:g>
        </draw:g>
        <draw:g>
          <draw:line draw:style-name="gr10" draw:text-style-name="P7" draw:layer="layout" svg:x1="-4.7cm" svg:y1="18.946cm" svg:x2="-3.7cm" svg:y2="18.946cm">
            <text:p/>
          </draw:line>
          <draw:line draw:style-name="gr11" draw:text-style-name="P7" draw:layer="layout" svg:x1="-3.6cm" svg:y1="18.8cm" svg:x2="-3.6cm" svg:y2="19.1cm">
            <text:p/>
          </draw:line>
          <draw:line draw:style-name="gr11" draw:text-style-name="P7" draw:layer="layout" svg:x1="-3.5cm" svg:y1="18.828cm" svg:x2="-3.5cm" svg:y2="19.082cm">
            <text:p/>
          </draw:line>
          <draw:line draw:style-name="gr11" draw:text-style-name="P7" draw:layer="layout" svg:x1="-3.4cm" svg:y1="18.846cm" svg:x2="-3.4cm" svg:y2="19.046cm">
            <text:p/>
          </draw:line>
        </draw:g>
        <draw:g>
          <draw:line draw:style-name="gr10" draw:text-style-name="P1" draw:layer="layout" svg:x1="-4.777cm" svg:y1="18.33cm" svg:x2="-3.969cm" svg:y2="17.74cm">
            <text:p/>
          </draw:line>
          <draw:line draw:style-name="gr11" draw:text-style-name="P1" draw:layer="layout" svg:x1="-3.975cm" svg:y1="17.564cm" svg:x2="-3.798cm" svg:y2="17.806cm">
            <text:p/>
          </draw:line>
          <draw:line draw:style-name="gr11" draw:text-style-name="P1" draw:layer="layout" svg:x1="-3.878cm" svg:y1="17.527cm" svg:x2="-3.728cm" svg:y2="17.732cm">
            <text:p/>
          </draw:line>
          <draw:line draw:style-name="gr11" draw:text-style-name="P1" draw:layer="layout" svg:x1="-3.786cm" svg:y1="17.483cm" svg:x2="-3.668cm" svg:y2="17.645cm">
            <text:p/>
          </draw:line>
        </draw:g>
        <draw:g>
          <draw:line draw:style-name="gr8" draw:text-style-name="P1" draw:layer="layout" svg:x1="-4.9cm" svg:y1="15.847cm" svg:x2="-3.9cm" svg:y2="15.847cm">
            <text:p/>
          </draw:line>
          <draw:line draw:style-name="gr9" draw:text-style-name="P1" draw:layer="layout" svg:x1="-3.8cm" svg:y1="15.701cm" svg:x2="-3.8cm" svg:y2="16.001cm">
            <text:p/>
          </draw:line>
          <draw:line draw:style-name="gr9" draw:text-style-name="P1" draw:layer="layout" svg:x1="-3.7cm" svg:y1="15.729cm" svg:x2="-3.7cm" svg:y2="15.983cm">
            <text:p/>
          </draw:line>
          <draw:line draw:style-name="gr9" draw:text-style-name="P1" draw:layer="layout" svg:x1="-3.6cm" svg:y1="15.747cm" svg:x2="-3.6cm" svg:y2="15.947cm">
            <text:p/>
          </draw:line>
        </draw:g>
        <draw:g>
          <draw:line draw:style-name="gr6" draw:text-style-name="P1" draw:layer="layout" svg:x1="26.3cm" svg:y1="19.346cm" svg:x2="27.3cm" svg:y2="19.346cm">
            <text:p/>
          </draw:line>
          <draw:line draw:style-name="gr23" draw:text-style-name="P1" draw:layer="layout" svg:x1="27.4cm" svg:y1="19.2cm" svg:x2="27.4cm" svg:y2="19.5cm">
            <text:p/>
          </draw:line>
          <draw:line draw:style-name="gr23" draw:text-style-name="P1" draw:layer="layout" svg:x1="27.5cm" svg:y1="19.228cm" svg:x2="27.5cm" svg:y2="19.482cm">
            <text:p/>
          </draw:line>
          <draw:line draw:style-name="gr23" draw:text-style-name="P1" draw:layer="layout" svg:x1="27.6cm" svg:y1="19.246cm" svg:x2="27.6cm" svg:y2="19.446cm">
            <text:p/>
          </draw:line>
        </draw:g>
        <draw:connector draw:style-name="gr6" draw:text-style-name="P1" draw:layer="layout" draw:type="curve" svg:x1="5.65cm" svg:y1="1.8cm" svg:x2="11cm" svg:y2="6.4cm" draw:start-shape="id7" draw:start-glue-point="2" draw:end-shape="id8" draw:end-glue-point="0" svg:d="M5650 1800c0 3450 5350 1150 5350 4600" svg:viewBox="0 0 5351 4601">
          <text:p/>
        </draw:connector>
        <draw:connector draw:style-name="gr6" draw:text-style-name="P1" draw:layer="layout" draw:type="curve" svg:x1="5.8cm" svg:y1="9.2cm" svg:x2="8.8cm" svg:y2="7.75cm" draw:start-shape="id4" draw:start-glue-point="1" draw:end-shape="id3" draw:end-glue-point="3" svg:d="M5800 9200c2250 0 750-1450 3000-1450" svg:viewBox="0 0 3001 1451">
          <text:p/>
        </draw:connector>
        <draw:connector draw:style-name="gr6" draw:text-style-name="P1" draw:layer="layout" draw:type="curve" svg:x1="5.8cm" svg:y1="14.05cm" svg:x2="11cm" svg:y2="9.1cm" draw:start-shape="id6" draw:start-glue-point="1" draw:end-shape="id3" draw:end-glue-point="2" svg:d="M5800 14050c3467 0 5200-1650 5200-4950" svg:viewBox="0 0 5201 4951">
          <text:p/>
        </draw:connector>
        <draw:connector draw:style-name="gr6" draw:text-style-name="P1" draw:layer="layout" draw:type="curve" svg:x1="5.8cm" svg:y1="14.05cm" svg:x2="9.537cm" svg:y2="4.526cm" draw:start-shape="id6" draw:start-glue-point="1" svg:d="M5800 14050c3178 0 1310-9524 3737-9524" svg:viewBox="0 0 3738 9525">
          <text:p/>
        </draw:connector>
        <draw:connector draw:style-name="gr27" draw:text-style-name="P1" draw:layer="layout" draw:type="curve" svg:x1="11.773cm" svg:y1="14.8cm" svg:x2="8.7cm" svg:y2="15.4cm" draw:start-shape="id9" draw:start-glue-point="8" draw:end-shape="id10" draw:end-glue-point="0" svg:d="M11773 14800c0 451-3073 152-3073 600" svg:viewBox="0 0 3074 601">
          <text:p/>
        </draw:connector>
        <draw:connector draw:style-name="gr28" draw:text-style-name="P1" draw:layer="layout" draw:type="curve" svg:x1="11.773cm" svg:y1="14.8cm" svg:x2="10.95cm" svg:y2="18.1cm" draw:start-shape="id9" draw:start-glue-point="8" draw:end-shape="id11" draw:end-glue-point="0" svg:d="M11773 14800c0 2475-823 825-823 3300" svg:viewBox="0 0 824 3301">
          <text:p/>
        </draw:connector>
        <draw:connector draw:style-name="gr27" draw:text-style-name="P1" draw:layer="layout" draw:type="curve" draw:line-skew="2.941cm" svg:x1="20.774cm" svg:y1="10.458cm" svg:x2="10.7cm" svg:y2="17.15cm" draw:start-shape="id12" draw:start-glue-point="7" draw:end-shape="id10" svg:d="M20774 10458c-4099 0 937 6692-10074 6692" svg:viewBox="0 0 10075 6693">
          <text:p/>
        </draw:connector>
        <draw:connector draw:style-name="gr28" draw:text-style-name="P1" draw:layer="layout" draw:type="curve" draw:line-skew="1.037cm" svg:x1="23.967cm" svg:y1="10.853cm" svg:x2="10.95cm" svg:y2="18.1cm" draw:start-shape="id13" draw:start-glue-point="2" draw:end-shape="id11" svg:d="M23967 10853c0 6990-13017 3367-13017 7247" svg:viewBox="0 0 13018 7248">
          <text:p/>
        </draw:connector>
        <draw:connector draw:style-name="gr29" draw:text-style-name="P1" draw:layer="layout" svg:x1="23.85cm" svg:y1="12.2cm" svg:x2="13cm" svg:y2="19cm" draw:start-shape="id12" draw:start-glue-point="8" draw:end-shape="id11" draw:end-glue-point="1" svg:d="M23850 12200v6800h-10850" svg:viewBox="0 0 10851 6801">
          <text:p/>
        </draw:connector>
        <draw:connector draw:style-name="gr29" draw:text-style-name="P1" draw:layer="layout" svg:x1="15.6cm" svg:y1="8cm" svg:x2="13cm" svg:y2="19cm" draw:start-shape="id9" draw:start-glue-point="10" draw:end-shape="id11" draw:end-glue-point="1" svg:d="M15600 8000h502v11000h-3102" svg:viewBox="0 0 3103 11001">
          <text:p/>
        </draw:connector>
        <draw:frame draw:style-name="gr30" draw:layer="layout" svg:width="2.682cm" svg:height="0.806cm" svg:x="17.9cm" svg:y="17.294cm">
          <draw:text-box>
            <text:p>Fosfatase</text:p>
          </draw:text-box>
        </draw:frame>
        <draw:custom-shape draw:style-name="gr31" draw:text-style-name="P2" xml:id="id17" draw:id="id17" draw:layer="layout" svg:width="2.6cm" svg:height="1.1cm" svg:x="18.9cm" svg:y="19.4cm">
          <text:p text:style-name="P1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15" draw:id="id15" draw:layer="layout" svg:width="3cm" svg:height="1.101cm" svg:x="14.4cm" svg:y="19.4cm">
          <text:p text:style-name="P1"><text:span text:style-name="T1">P adsorvido</text:span></text:p>
          <draw:enhanced-geometry svg:viewBox="0 0 21600 21600" draw:type="rectangle" draw:enhanced-path="M 0 0 L 21600 0 21600 21600 0 21600 0 0 Z N"/>
        </draw:custom-shape>
        <draw:g>
          <draw:line draw:style-name="gr6" draw:text-style-name="P1" draw:layer="layout" svg:x1="26.3cm" svg:y1="19.345cm" svg:x2="27.3cm" svg:y2="19.345cm">
            <text:p/>
          </draw:line>
          <draw:line draw:style-name="gr23" draw:text-style-name="P1" draw:layer="layout" svg:x1="27.4cm" svg:y1="19.199cm" svg:x2="27.4cm" svg:y2="19.499cm">
            <text:p/>
          </draw:line>
          <draw:line draw:style-name="gr23" draw:text-style-name="P1" draw:layer="layout" svg:x1="27.5cm" svg:y1="19.227cm" svg:x2="27.5cm" svg:y2="19.481cm">
            <text:p/>
          </draw:line>
          <draw:line draw:style-name="gr23" draw:text-style-name="P1" draw:layer="layout" svg:x1="27.6cm" svg:y1="19.245cm" svg:x2="27.6cm" svg:y2="19.445cm">
            <text:p/>
          </draw:line>
        </draw:g>
        <draw:connector draw:style-name="gr6" draw:text-style-name="P1" draw:layer="layout" draw:type="curve" svg:x1="7cm" svg:y1="6.45cm" svg:x2="11cm" svg:y2="6.4cm" draw:start-shape="id1" draw:start-glue-point="1" draw:end-shape="id8" draw:end-glue-point="0" svg:d="M7000 6450c1350 0 1124-276 1787-476s2213-325 2213 426" svg:viewBox="0 0 4001 630">
          <text:p/>
        </draw:connector>
        <draw:custom-shape draw:style-name="gr13" draw:text-style-name="P1" xml:id="id14" draw:id="id14" draw:layer="layout" svg:width="3.7cm" svg:height="1.7cm" svg:x="1.106cm" svg:y="2.5cm">
          <text:p text:style-name="P1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curve" svg:x1="4cm" svg:y1="1.1cm" svg:x2="2.956cm" svg:y2="2.5cm" draw:start-shape="id7" draw:start-glue-point="3" draw:end-shape="id14" draw:end-glue-point="0" svg:d="M4000 1100c-696 0-1044 466-1044 1400" svg:viewBox="0 0 1045 1401">
          <text:p/>
        </draw:connector>
        <draw:connector draw:style-name="gr33" draw:text-style-name="P1" draw:layer="layout" draw:type="curve" svg:x1="2.956cm" svg:y1="4.2cm" svg:x2="3.3cm" svg:y2="6.45cm" draw:start-shape="id14" draw:start-glue-point="2" draw:end-shape="id1" draw:end-glue-point="3" svg:d="M2956 4200c0 1050-78 875-180 1175s-227 1075 524 1075" svg:viewBox="0 0 602 2251">
          <text:p/>
        </draw:connector>
        <draw:connector draw:style-name="gr34" draw:text-style-name="P1" draw:layer="layout" draw:type="curve" svg:x1="14.4cm" svg:y1="19.95cm" svg:x2="13cm" svg:y2="19.55cm" draw:start-shape="id15" draw:start-glue-point="3" draw:end-shape="id16" draw:end-glue-point="1" svg:d="M14400 19950c-1050 0-350-400-1400-400" svg:viewBox="0 0 1401 401">
          <text:p/>
        </draw:connector>
        <draw:connector draw:style-name="gr10" draw:text-style-name="P1" draw:layer="layout" draw:type="line" svg:x1="17.4cm" svg:y1="19.95cm" svg:x2="18.9cm" svg:y2="19.95cm" draw:start-shape="id15" draw:start-glue-point="1" draw:end-shape="id17" draw:end-glue-point="3" svg:d="M17400 19950h1500" svg:viewBox="0 0 1501 1">
          <text:p/>
        </draw:connector>
        <draw:connector draw:style-name="gr6" draw:text-style-name="P1" draw:layer="layout" draw:type="line" svg:x1="7.3cm" svg:y1="1.1cm" svg:x2="11.548cm" svg:y2="2.83cm" draw:start-shape="id7" draw:start-glue-point="1" draw:end-shape="id18" draw:end-glue-point="0" svg:d="M7300 1100l4248 1730" svg:viewBox="0 0 4249 1731">
          <text:p/>
        </draw:connector>
      </draw:page>
      <draw:page draw:name="page2" draw:style-name="dp1" draw:master-page-name="Padrão">
        <draw:custom-shape draw:style-name="gr35" draw:text-style-name="P1" draw:layer="layout" svg:width="2.5cm" svg:height="1.8cm" svg:x="0.1cm" svg:y="8.9cm">
          <text:p text:style-name="P1">G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Padrão">
        <draw:custom-shape draw:style-name="gr36" draw:text-style-name="P1" xml:id="id22" draw:id="id22" draw:layer="layout" svg:width="6.6cm" svg:height="10.624cm" svg:x="16.2cm" svg:y="1.776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7.654cm" svg:height="13.6cm" svg:x="7.9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0" draw:id="id30" draw:layer="layout" svg:width="4.8cm" svg:height="1.6cm" svg:x="1.2cm" svg:y="7.7cm">
          <text:p text:style-name="P1">Tecidos lenhosos</text:p>
          <text:p text:style-name="P1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3" draw:id="id33" draw:layer="layout" svg:width="3.3cm" svg:height="1.5cm" svg:x="0.6cm" svg:y="0.5cm">
          <text:p text:style-name="P1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g xml:id="id20" draw:id="id20">
          <draw:custom-shape draw:style-name="gr7" draw:text-style-name="P2" draw:layer="layout" svg:width="4cm" svg:height="2.4cm" svg:x="6.7cm" svg:y="16.9cm">
            <text:p text:style-name="P1"><text:span text:style-name="T1">N inorgânico</text:span></text:p>
            <draw:enhanced-geometry svg:viewBox="0 0 21600 21600" draw:type="rectangle" draw:enhanced-path="M 0 0 L 21600 0 21600 21600 0 21600 0 0 Z N"/>
          </draw:custom-shape>
          <draw:g>
            <draw:line draw:style-name="gr8" draw:text-style-name="P1" draw:layer="layout" svg:x1="6.846cm" svg:y1="19.1cm" svg:x2="6.846cm" svg:y2="20.1cm">
              <text:p/>
            </draw:line>
            <draw:line draw:style-name="gr9" draw:text-style-name="P1" draw:layer="layout" svg:x1="6.7cm" svg:y1="20.2cm" svg:x2="7cm" svg:y2="20.2cm">
              <text:p/>
            </draw:line>
            <draw:line draw:style-name="gr9" draw:text-style-name="P1" draw:layer="layout" svg:x1="6.728cm" svg:y1="20.3cm" svg:x2="6.982cm" svg:y2="20.3cm">
              <text:p/>
            </draw:line>
            <draw:line draw:style-name="gr9" draw:text-style-name="P1" draw:layer="layout" svg:x1="6.746cm" svg:y1="20.4cm" svg:x2="6.946cm" svg:y2="20.4cm">
              <text:p/>
            </draw:line>
          </draw:g>
        </draw:g>
        <draw:custom-shape draw:style-name="gr12" draw:text-style-name="P1" xml:id="id23" draw:id="id23" draw:layer="layout" svg:width="3.3cm" svg:height="1.4cm" svg:x="4.9cm" svg:y="0.7cm">
          <text:p text:style-name="P1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25" draw:id="id25" draw:layer="layout" svg:width="3.7cm" svg:height="1.7cm" svg:x="3.5cm" svg:y="5.4cm">
          <text:p text:style-name="P1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31" draw:id="id31" draw:layer="layout" svg:width="4.116cm" svg:height="1.395cm" svg:x="1.284cm" svg:y="10cm">
          <text:p text:style-name="P1">Tecidos lenhosos</text:p>
          <text:p text:style-name="P1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5.801cm" svg:y1="10.291cm" svg:x2="5.801cm" svg:y2="12.491cm">
          <text:p text:style-name="P1"><text:s/></text:p>
        </draw:line>
        <draw:custom-shape draw:style-name="gr16" draw:text-style-name="P1" xml:id="id39" draw:id="id39" draw:layer="layout" svg:width="3.775cm" svg:height="2.7cm" svg:x="9.756cm" svg:y="1.9cm">
          <text:p text:style-name="P1">Metabólica</text:p>
          <draw:enhanced-geometry svg:viewBox="0 0 21600 21600" draw:type="rectangle" draw:enhanced-path="M 0 0 L 21600 0 21600 21600 0 21600 0 0 Z N"/>
        </draw:custom-shape>
        <draw:line draw:style-name="gr17" draw:text-style-name="P1" xml:id="id28" draw:id="id28" draw:layer="layout" svg:x1="9.601cm" svg:y1="2.942cm" svg:x2="9.601cm" svg:y2="5.342cm">
          <text:p/>
        </draw:line>
        <draw:g xml:id="id29" draw:id="id29">
          <draw:custom-shape draw:style-name="gr37" draw:text-style-name="P3" draw:layer="layout" svg:width="4cm" svg:height="2.7cm" svg:x="9.644cm" svg:y="6.2cm">
            <text:p text:style-name="P1"><text:span text:style-name="T1">Estrutural</text:span></text:p>
            <draw:enhanced-geometry svg:viewBox="0 0 21600 21600" draw:type="rectangle" draw:enhanced-path="M 0 0 L 21600 0 21600 21600 0 21600 0 0 Z N"/>
          </draw:custom-shape>
        </draw:g>
        <draw:g xml:id="id32" draw:id="id32">
          <draw:custom-shape draw:style-name="gr38" draw:text-style-name="P1" draw:layer="layout" svg:width="4.3cm" svg:height="2.7cm" svg:x="9.6cm" svg:y="10.1cm">
            <text:p text:style-name="P1">Resíduos lenhosos</text:p>
            <draw:enhanced-geometry svg:viewBox="0 0 21600 21600" draw:type="rectangle" draw:enhanced-path="M 0 0 L 21600 0 21600 21600 0 21600 0 0 Z N"/>
          </draw:custom-shape>
        </draw:g>
        <draw:g xml:id="id38" draw:id="id38">
          <draw:custom-shape draw:style-name="gr39" draw:text-style-name="P4" draw:layer="layout" svg:width="3.776cm" svg:height="2.198cm" svg:x="17.568cm" svg:y="8.802cm">
            <text:p text:style-name="P1"><text:span text:style-name="T2">MOS Passiva</text:span></text:p>
            <draw:enhanced-geometry svg:viewBox="0 0 21600 21600" draw:type="rectangle" draw:enhanced-path="M 0 0 L 21600 0 21600 21600 0 21600 0 0 Z N"/>
          </draw:custom-shape>
        </draw:g>
        <draw:g xml:id="id37" draw:id="id37">
          <draw:custom-shape draw:style-name="gr40" draw:text-style-name="P6" draw:layer="layout" svg:width="3.342cm" svg:height="2.198cm" svg:x="17.758cm" svg:y="5.802cm">
            <text:p text:style-name="P1"><text:span text:style-name="T4">MOS Ativa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26.301cm" svg:y1="19.346cm" svg:x2="27.301cm" svg:y2="19.346cm">
            <text:p/>
          </draw:line>
          <draw:line draw:style-name="gr23" draw:text-style-name="P1" draw:layer="layout" svg:x1="27.401cm" svg:y1="19.2cm" svg:x2="27.401cm" svg:y2="19.5cm">
            <text:p/>
          </draw:line>
          <draw:line draw:style-name="gr23" draw:text-style-name="P1" draw:layer="layout" svg:x1="27.501cm" svg:y1="19.228cm" svg:x2="27.501cm" svg:y2="19.482cm">
            <text:p/>
          </draw:line>
          <draw:line draw:style-name="gr23" draw:text-style-name="P1" draw:layer="layout" svg:x1="27.601cm" svg:y1="19.246cm" svg:x2="27.601cm" svg:y2="19.446cm">
            <text:p/>
          </draw:line>
        </draw:g>
        <draw:connector draw:style-name="gr27" draw:text-style-name="P1" draw:layer="layout" draw:type="curve" svg:x1="11.727cm" svg:y1="14.2cm" svg:x2="8.7cm" svg:y2="16.9cm" draw:start-shape="id19" draw:start-glue-point="8" draw:end-shape="id20" draw:end-glue-point="0" svg:d="M11727 14200c0 2026-3027 677-3027 2700" svg:viewBox="0 0 3028 2701">
          <text:p/>
        </draw:connector>
        <draw:connector draw:style-name="gr28" draw:text-style-name="P1" draw:layer="layout" draw:type="curve" svg:x1="11.727cm" svg:y1="14.2cm" svg:x2="13.15cm" svg:y2="15.3cm" draw:start-shape="id19" draw:start-glue-point="8" draw:end-shape="id21" draw:end-glue-point="0" svg:d="M11727 14200c0 825 1423 275 1423 1100" svg:viewBox="0 0 1424 1101">
          <text:p/>
        </draw:connector>
        <draw:connector draw:style-name="gr27" draw:text-style-name="P1" draw:layer="layout" draw:type="curve" draw:line-skew="2.941cm" svg:x1="17.166cm" svg:y1="10.845cm" svg:x2="10.7cm" svg:y2="18.65cm" draw:start-shape="id22" draw:start-glue-point="7" draw:end-shape="id20" svg:d="M17166 10845c-1162 0 2070 7805-6466 7805" svg:viewBox="0 0 6467 7806">
          <text:p/>
        </draw:connector>
        <draw:connector draw:style-name="gr28" draw:text-style-name="P1" draw:layer="layout" draw:type="curve" svg:x1="17.166cm" svg:y1="10.845cm" svg:x2="13.15cm" svg:y2="15.3cm" draw:start-shape="id22" draw:start-glue-point="7" draw:end-shape="id21" draw:end-glue-point="0" svg:d="M17166 10845c-2678 0-4016 1485-4016 4455" svg:viewBox="0 0 4017 4456">
          <text:p/>
        </draw:connector>
        <draw:connector draw:style-name="gr29" draw:text-style-name="P1" draw:layer="layout" svg:x1="19.5cm" svg:y1="12.4cm" svg:x2="15.2cm" svg:y2="16.2cm" draw:start-shape="id22" draw:start-glue-point="8" draw:end-shape="id21" draw:end-glue-point="1" svg:d="M19500 12400v3800h-4300" svg:viewBox="0 0 4301 3801">
          <text:p/>
        </draw:connector>
        <draw:connector draw:style-name="gr29" draw:text-style-name="P1" draw:layer="layout" svg:x1="15.554cm" svg:y1="7.4cm" svg:x2="15.2cm" svg:y2="16.2cm" draw:start-shape="id19" draw:start-glue-point="10" draw:end-shape="id21" draw:end-glue-point="1" svg:d="M15554 7400h502v8800h-856" svg:viewBox="0 0 857 8801">
          <text:p/>
        </draw:connector>
        <draw:frame draw:style-name="gr30" draw:layer="layout" svg:width="2.682cm" svg:height="0.806cm" svg:x="15.9cm" svg:y="15.494cm">
          <draw:text-box>
            <text:p>Fosfatase</text:p>
          </draw:text-box>
        </draw:frame>
        <draw:custom-shape draw:style-name="gr31" draw:text-style-name="P2" xml:id="id27" draw:id="id27" draw:layer="layout" svg:width="2.6cm" svg:height="1.1cm" svg:x="20.2cm" svg:y="17.499cm">
          <text:p text:style-name="P1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26" draw:id="id26" draw:layer="layout" svg:width="3cm" svg:height="1.101cm" svg:x="15.7cm" svg:y="17.499cm">
          <text:p text:style-name="P1"><text:span text:style-name="T1">P adsorvido</text:span></text:p>
          <draw:enhanced-geometry svg:viewBox="0 0 21600 21600" draw:type="rectangle" draw:enhanced-path="M 0 0 L 21600 0 21600 21600 0 21600 0 0 Z N"/>
        </draw:custom-shape>
        <draw:g>
          <draw:line draw:style-name="gr6" draw:text-style-name="P1" draw:layer="layout" svg:x1="19.4cm" svg:y1="5.246cm" svg:x2="20.4cm" svg:y2="5.246cm">
            <text:p/>
          </draw:line>
          <draw:line draw:style-name="gr23" draw:text-style-name="P1" draw:layer="layout" svg:x1="20.5cm" svg:y1="5.1cm" svg:x2="20.5cm" svg:y2="5.4cm">
            <text:p/>
          </draw:line>
          <draw:line draw:style-name="gr23" draw:text-style-name="P1" draw:layer="layout" svg:x1="20.6cm" svg:y1="5.128cm" svg:x2="20.6cm" svg:y2="5.382cm">
            <text:p/>
          </draw:line>
          <draw:line draw:style-name="gr23" draw:text-style-name="P1" draw:layer="layout" svg:x1="20.7cm" svg:y1="5.146cm" svg:x2="20.7cm" svg:y2="5.346cm">
            <text:p/>
          </draw:line>
        </draw:g>
        <draw:custom-shape draw:style-name="gr13" draw:text-style-name="P1" xml:id="id24" draw:id="id24" draw:layer="layout" svg:width="3.7cm" svg:height="1.7cm" svg:x="0.7cm" svg:y="3.3cm">
          <text:p text:style-name="P1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curve" svg:x1="4.9cm" svg:y1="1.4cm" svg:x2="4.4cm" svg:y2="4.15cm" draw:start-shape="id23" draw:start-glue-point="3" draw:end-shape="id24" draw:end-glue-point="1" svg:d="M4900 1400c-751 0-501 1300-250 1300s501 1450-250 1450" svg:viewBox="0 0 503 2751">
          <text:p/>
        </draw:connector>
        <draw:connector draw:style-name="gr33" draw:text-style-name="P1" draw:layer="layout" draw:type="curve" svg:x1="2.55cm" svg:y1="5cm" svg:x2="3.5cm" svg:y2="6.25cm" draw:start-shape="id24" draw:start-glue-point="2" draw:end-shape="id25" draw:end-glue-point="3" svg:d="M2550 5000c0 834 316 1250 950 1250" svg:viewBox="0 0 951 1251">
          <text:p/>
        </draw:connector>
        <draw:connector draw:style-name="gr10" draw:text-style-name="P1" draw:layer="layout" draw:type="line" svg:x1="18.7cm" svg:y1="18.049cm" svg:x2="20.2cm" svg:y2="18.049cm" draw:start-shape="id26" draw:start-glue-point="1" draw:end-shape="id27" draw:end-glue-point="3" svg:d="M18700 18049h1500" svg:viewBox="0 0 1501 1">
          <text:p/>
        </draw:connector>
        <draw:connector draw:style-name="gr6" draw:text-style-name="P1" draw:layer="layout" draw:type="line" svg:x1="8.2cm" svg:y1="1.4cm" svg:x2="9.601cm" svg:y2="2.942cm" draw:start-shape="id23" draw:start-glue-point="1" draw:end-shape="id28" draw:end-glue-point="0" svg:d="M8200 1400l1401 1542" svg:viewBox="0 0 1402 1543">
          <text:p/>
        </draw:connector>
        <draw:connector draw:style-name="gr6" draw:text-style-name="P1" draw:layer="layout" draw:type="line" svg:x1="8.2cm" svg:y1="1.4cm" svg:x2="9.644cm" svg:y2="7.55cm" draw:start-shape="id23" draw:start-glue-point="1" draw:end-shape="id29" draw:end-glue-point="3" svg:d="M8200 1400l1444 6150" svg:viewBox="0 0 1445 6151">
          <text:p/>
        </draw:connector>
        <draw:connector draw:style-name="gr6" draw:text-style-name="P1" draw:layer="layout" draw:type="line" svg:x1="7.2cm" svg:y1="6.25cm" svg:x2="9.644cm" svg:y2="7.55cm" draw:start-shape="id25" draw:start-glue-point="1" draw:end-shape="id29" draw:end-glue-point="3" svg:d="M7200 6250l2444 1300" svg:viewBox="0 0 2445 1301">
          <text:p/>
        </draw:connector>
        <draw:connector draw:style-name="gr6" draw:text-style-name="P1" draw:layer="layout" draw:type="line" svg:x1="7.2cm" svg:y1="6.25cm" svg:x2="9.601cm" svg:y2="2.942cm" draw:start-shape="id25" draw:start-glue-point="1" draw:end-shape="id28" draw:end-glue-point="0" svg:d="M7200 6250l2401-3308" svg:viewBox="0 0 2402 3309">
          <text:p/>
        </draw:connector>
        <draw:connector draw:style-name="gr6" draw:text-style-name="P1" draw:layer="layout" draw:type="line" svg:x1="6cm" svg:y1="8.5cm" svg:x2="9.644cm" svg:y2="7.55cm" draw:start-shape="id30" draw:start-glue-point="1" draw:end-shape="id29" draw:end-glue-point="3" svg:d="M6000 8500l3644-950" svg:viewBox="0 0 3645 951">
          <text:p/>
        </draw:connector>
        <draw:connector draw:style-name="gr6" draw:text-style-name="P1" draw:layer="layout" draw:type="line" svg:x1="5.4cm" svg:y1="10.697cm" svg:x2="9.644cm" svg:y2="7.55cm" draw:start-shape="id31" draw:start-glue-point="1" draw:end-shape="id29" draw:end-glue-point="3" svg:d="M5400 10697l4244-3147" svg:viewBox="0 0 4245 3148">
          <text:p/>
        </draw:connector>
        <draw:connector draw:style-name="gr6" draw:text-style-name="P1" draw:layer="layout" draw:type="line" svg:x1="5.4cm" svg:y1="10.697cm" svg:x2="9.6cm" svg:y2="11.45cm" draw:start-shape="id31" draw:start-glue-point="1" draw:end-shape="id32" draw:end-glue-point="3" svg:d="M5400 10697l4200 753" svg:viewBox="0 0 4201 754">
          <text:p/>
        </draw:connector>
        <draw:connector draw:style-name="gr6" draw:text-style-name="P1" draw:layer="layout" draw:type="line" svg:x1="2.55cm" svg:y1="3.3cm" svg:x2="2.25cm" svg:y2="2cm" draw:start-shape="id24" draw:start-glue-point="0" draw:end-shape="id33" svg:d="M2550 3300l-300-1300" svg:viewBox="0 0 301 1301">
          <text:p/>
        </draw:connector>
        <draw:connector draw:style-name="gr6" draw:text-style-name="P1" draw:layer="layout" draw:type="line" svg:x1="6cm" svg:y1="8.5cm" svg:x2="9.6cm" svg:y2="11.45cm" draw:start-shape="id30" draw:start-glue-point="1" draw:end-shape="id32" draw:end-glue-point="3" svg:d="M6000 8500l3600 2950" svg:viewBox="0 0 3601 2951">
          <text:p/>
        </draw:connector>
        <draw:custom-shape draw:style-name="gr24" draw:text-style-name="P2" xml:id="id21" draw:id="id21" draw:layer="layout" svg:width="4.1cm" svg:height="1.801cm" svg:x="11.1cm" svg:y="15.3cm">
          <text:p text:style-name="P1"><text:span text:style-name="T1">P lábil</text:span></text:p>
          <draw:enhanced-geometry svg:viewBox="0 0 21600 21600" draw:type="rectangle" draw:enhanced-path="M 0 0 L 21600 0 21600 21600 0 21600 0 0 Z N"/>
        </draw:custom-shape>
        <draw:g>
          <draw:g>
            <draw:line draw:style-name="gr25" draw:text-style-name="P1" draw:layer="layout" svg:x1="12.054cm" svg:y1="20.1cm" svg:x2="12.054cm" svg:y2="21.1cm">
              <text:p/>
            </draw:line>
            <draw:line draw:style-name="gr26" draw:text-style-name="P1" draw:layer="layout" svg:x1="12.2cm" svg:y1="21.2cm" svg:x2="11.9cm" svg:y2="21.2cm">
              <text:p/>
            </draw:line>
            <draw:line draw:style-name="gr26" draw:text-style-name="P1" draw:layer="layout" svg:x1="12.172cm" svg:y1="21.3cm" svg:x2="11.918cm" svg:y2="21.3cm">
              <text:p/>
            </draw:line>
            <draw:line draw:style-name="gr26" draw:text-style-name="P1" draw:layer="layout" svg:x1="12.154cm" svg:y1="21.4cm" svg:x2="11.954cm" svg:y2="21.4cm">
              <text:p/>
            </draw:line>
          </draw:g>
        </draw:g>
        <draw:custom-shape draw:style-name="gr31" draw:text-style-name="P2" xml:id="id35" draw:id="id35" draw:layer="layout" svg:width="2.6cm" svg:height="1.1cm" svg:x="20.199cm" svg:y="17.499cm">
          <text:p text:style-name="P1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34" draw:id="id34" draw:layer="layout" svg:width="3cm" svg:height="1.101cm" svg:x="15.699cm" svg:y="17.499cm">
          <text:p text:style-name="P1"><text:span text:style-name="T1">P adsorvido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curve" svg:x1="15.699cm" svg:y1="18.049cm" svg:x2="13.15cm" svg:y2="17.101cm" draw:start-shape="id34" draw:start-glue-point="3" draw:end-shape="id21" draw:end-glue-point="2" svg:d="M15699 18049c-1700 0-2549-316-2549-948" svg:viewBox="0 0 2550 949">
          <text:p/>
        </draw:connector>
        <draw:connector draw:style-name="gr10" draw:text-style-name="P1" draw:layer="layout" draw:type="line" svg:x1="18.699cm" svg:y1="18.049cm" svg:x2="20.199cm" svg:y2="18.049cm" draw:start-shape="id34" draw:start-glue-point="1" draw:end-shape="id35" draw:end-glue-point="3" svg:d="M18699 18049h1500" svg:viewBox="0 0 1501 1">
          <text:p/>
        </draw:connector>
        <draw:g xml:id="id36" draw:id="id36">
          <draw:custom-shape draw:style-name="gr41" draw:text-style-name="P6" draw:layer="layout" svg:width="3.386cm" svg:height="2.198cm" svg:x="17.714cm" svg:y="2.892cm">
            <text:p text:style-name="P1"><text:span text:style-name="T4">Biomassa</text:span></text:p>
            <text:p text:style-name="P1"><text:span text:style-name="T4">Microbiana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19.4cm" svg:y1="8.245cm" svg:x2="20.4cm" svg:y2="8.245cm">
            <text:p/>
          </draw:line>
          <draw:line draw:style-name="gr23" draw:text-style-name="P1" draw:layer="layout" svg:x1="20.5cm" svg:y1="8.099cm" svg:x2="20.5cm" svg:y2="8.399cm">
            <text:p/>
          </draw:line>
          <draw:line draw:style-name="gr23" draw:text-style-name="P1" draw:layer="layout" svg:x1="20.6cm" svg:y1="8.127cm" svg:x2="20.6cm" svg:y2="8.381cm">
            <text:p/>
          </draw:line>
          <draw:line draw:style-name="gr23" draw:text-style-name="P1" draw:layer="layout" svg:x1="20.7cm" svg:y1="8.145cm" svg:x2="20.7cm" svg:y2="8.345cm">
            <text:p/>
          </draw:line>
        </draw:g>
        <draw:connector draw:style-name="gr6" draw:text-style-name="P1" draw:layer="layout" draw:type="line" svg:x1="19.407cm" svg:y1="5.09cm" svg:x2="19.429cm" svg:y2="5.802cm" draw:start-shape="id36" draw:start-glue-point="2" draw:end-shape="id37" draw:end-glue-point="0" svg:d="M19407 5090l22 712" svg:viewBox="0 0 23 713">
          <text:p/>
        </draw:connector>
        <draw:connector draw:style-name="gr6" draw:text-style-name="P1" draw:layer="layout" draw:type="line" svg:x1="19.429cm" svg:y1="8cm" svg:x2="19.456cm" svg:y2="8.802cm" draw:start-shape="id37" draw:start-glue-point="2" draw:end-shape="id38" draw:end-glue-point="0" svg:d="M19429 8000l27 802" svg:viewBox="0 0 28 803">
          <text:p/>
        </draw:connector>
        <draw:connector draw:style-name="gr33" draw:text-style-name="P1" draw:layer="layout" draw:type="line" svg:x1="13.531cm" svg:y1="3.25cm" svg:x2="17.714cm" svg:y2="3.991cm" draw:start-shape="id39" draw:start-glue-point="1" draw:end-shape="id36" svg:d="M13531 3250l4183 741" svg:viewBox="0 0 4184 742">
          <text:p/>
        </draw:connector>
        <draw:connector draw:style-name="gr6" draw:text-style-name="P1" draw:layer="layout" draw:type="line" svg:x1="11.643cm" svg:y1="4.6cm" svg:x2="11.644cm" svg:y2="6.2cm" draw:start-shape="id39" draw:start-glue-point="2" draw:end-shape="id29" draw:end-glue-point="0" svg:d="M11643 4600l1 1600" svg:viewBox="0 0 2 1601">
          <text:p/>
        </draw:connector>
        <draw:g>
          <draw:line draw:style-name="gr6" draw:text-style-name="P1" draw:layer="layout" svg:x1="11.7cm" svg:y1="5.245cm" svg:x2="12.7cm" svg:y2="5.245cm">
            <text:p/>
          </draw:line>
          <draw:line draw:style-name="gr23" draw:text-style-name="P1" draw:layer="layout" svg:x1="12.8cm" svg:y1="5.099cm" svg:x2="12.8cm" svg:y2="5.399cm">
            <text:p/>
          </draw:line>
          <draw:line draw:style-name="gr23" draw:text-style-name="P1" draw:layer="layout" svg:x1="12.9cm" svg:y1="5.127cm" svg:x2="12.9cm" svg:y2="5.381cm">
            <text:p/>
          </draw:line>
          <draw:line draw:style-name="gr23" draw:text-style-name="P1" draw:layer="layout" svg:x1="13cm" svg:y1="5.145cm" svg:x2="13cm" svg:y2="5.34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opacity draw:name="Transparency_20_1" draw:display-name="Transparency 1" draw:style="radial" draw:cx="50%" draw:cy="50%" draw:start="50%" draw:end="0%" draw:border="5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10-06T20:38:30.956971178</dc:date>
    <meta:editing-duration>P3DT8H43M9S</meta:editing-duration>
    <meta:editing-cycles>22</meta:editing-cycles>
    <meta:generator>LibreOffice/4.3.3.2$Linux_x86 LibreOffice_project/430m0$Build-2</meta:generator>
    <dc:creator>João Filho</dc:creator>
    <meta:document-statistic meta:object-count="204"/>
  </office:meta>
</office:document-meta>
</file>